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diagonal-bl-tr="thin solid #000000" style:diagonal-tl-b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31270833333333cm" style:use-optimal-column-width="true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6.7pt" style:use-optimal-row-height="false" fo:break-before="auto"/>
    </style:style>
    <style:style style:name="ro3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number-columns-repeated="40" table:default-cell-style-name="ce3"/>
        <table:table-column table:style-name="co2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3" table:default-cell-style-name="ce3"/>
        <table:table-column table:style-name="co2" table:number-columns-repeated="995" table:default-cell-style-name="ce3"/>
        <table:table-column table:style-name="co5" table:number-columns-repeated="15340" table:default-cell-style-name="ce1"/>
        <table:table-row table:style-name="ro1">
          <table:table-cell table:number-columns-repeated="41" table:style-name="ce2"/>
          <table:table-cell table:style-name="ce1"/>
          <table:table-cell table:number-columns-repeated="16342" table:style-name="ce2"/>
        </table:table-row>
        <table:table-row table:style-name="ro1">
          <table:table-cell office:value-type="string" table:style-name="ce4">
            <text:p>Voie n°</text:p>
          </table:table-cell>
          <table:table-cell office:value-type="float" office:value="1" table:number-columns-spanned="6" table:number-rows-spanned="1" table:style-name="ce8">
            <text:p>1</text:p>
          </table:table-cell>
          <table:covered-table-cell table:number-columns-repeated="5"/>
          <table:table-cell office:value-type="float" office:value="2" table:number-columns-spanned="4" table:number-rows-spanned="1" table:style-name="ce8">
            <text:p>2</text:p>
          </table:table-cell>
          <table:covered-table-cell table:number-columns-repeated="3"/>
          <table:table-cell office:value-type="float" office:value="4" table:number-columns-spanned="6" table:number-rows-spanned="1" table:style-name="ce8">
            <text:p>4</text:p>
          </table:table-cell>
          <table:covered-table-cell table:number-columns-repeated="5"/>
          <table:table-cell office:value-type="float" office:value="5" table:number-columns-spanned="4" table:number-rows-spanned="1" table:style-name="ce8">
            <text:p>5</text:p>
          </table:table-cell>
          <table:covered-table-cell table:number-columns-repeated="3"/>
          <table:table-cell office:value-type="float" office:value="7" table:number-columns-spanned="6" table:number-rows-spanned="1" table:style-name="ce8">
            <text:p>7</text:p>
          </table:table-cell>
          <table:covered-table-cell table:number-columns-repeated="5"/>
          <table:table-cell office:value-type="float" office:value="8" table:number-columns-spanned="4" table:number-rows-spanned="1" table:style-name="ce8">
            <text:p>8</text:p>
          </table:table-cell>
          <table:covered-table-cell table:number-columns-repeated="3"/>
          <table:table-cell office:value-type="float" office:value="10" table:number-columns-spanned="6" table:number-rows-spanned="1" table:style-name="ce8">
            <text:p>10</text:p>
          </table:table-cell>
          <table:covered-table-cell table:number-columns-repeated="5"/>
          <table:table-cell office:value-type="float" office:value="11" table:number-columns-spanned="4" table:number-rows-spanned="1" table:style-name="ce8">
            <text:p>11</text:p>
          </table:table-cell>
          <table:covered-table-cell table:number-columns-repeated="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1">
          <table:table-cell office:value-type="string" table:style-name="ce4">
            <text:p>Sous n°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1">
          <table:table-cell office:value-type="string" table:style-name="ce4">
            <text:p>N° Sémaphore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9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0</text:p>
          </table:table-cell>
          <table:table-cell office:value-type="string" table:style-name="ce4">
            <text:p>6</text:p>
          </table:table-cell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1">
          <table:table-cell office:value-type="string" table:style-name="ce4">
            <text:p>Croisement Priorité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office:value-type="string" table:style-name="ce4">
            <text:p>2</text:p>
          </table:table-cell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1">
          <table:table-cell table:number-columns-repeated="11" table:style-name="ce3"/>
          <table:table-cell table:number-columns-repeated="7" table:style-name="ce1"/>
          <table:table-cell table:number-columns-repeated="23" table:style-name="ce3"/>
          <table:table-cell table:style-name="ce1"/>
          <table:table-cell table:number-columns-repeated="1002" table:style-name="ce3"/>
          <table:table-cell table:number-columns-repeated="15340"/>
        </table:table-row>
        <table:table-row table:style-name="ro2">
          <table:table-cell table:number-columns-repeated="11" table:style-name="ce3"/>
          <table:table-cell table:number-columns-repeated="7" table:style-name="ce1"/>
          <table:table-cell table:number-columns-repeated="23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3">
          <table:table-cell table:number-columns-repeated="11" table:style-name="ce3"/>
          <table:table-cell table:number-columns-repeated="6" table:style-name="ce1"/>
          <table:table-cell office:value-type="float" office:value="19" table:style-name="ce9">
            <text:p>19</text:p>
          </table:table-cell>
          <table:table-cell office:value-type="float" office:value="18" table:number-columns-spanned="2" table:number-rows-spanned="1" table:style-name="ce10">
            <text:p>18</text:p>
          </table:table-cell>
          <table:covered-table-cell/>
          <table:table-cell office:value-type="float" office:value="5" table:number-columns-spanned="2" table:number-rows-spanned="1" table:style-name="ce10">
            <text:p>5</text:p>
          </table:table-cell>
          <table:covered-table-cell/>
          <table:table-cell office:value-type="float" office:value="16" table:style-name="ce9">
            <text:p>16</text:p>
          </table:table-cell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 table:style-name="ce1"/>
        </table:table-row>
        <table:table-row table:style-name="ro3">
          <table:table-cell table:number-columns-repeated="11" table:style-name="ce3"/>
          <table:table-cell table:number-columns-repeated="6" table:style-name="ce1"/>
          <table:table-cell office:value-type="float" office:value="13" table:number-columns-spanned="1" table:number-rows-spanned="2" table:style-name="ce10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11" table:number-columns-spanned="2" table:number-rows-spanned="1" table:style-name="ce10">
            <text:p>11</text:p>
          </table:table-cell>
          <table:covered-table-cell/>
          <table:table-cell office:value-type="float" office:value="4" table:style-name="ce9">
            <text:p>4</text:p>
          </table:table-cell>
          <table:table-cell office:value-type="float" office:value="15" table:number-columns-spanned="1" table:number-rows-spanned="2" table:style-name="ce10">
            <text:p>15</text:p>
          </table:table-cell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3">
          <table:table-cell table:number-columns-repeated="17" table:style-name="ce3"/>
          <table:covered-table-cell/>
          <table:table-cell office:value-type="float" office:value="17" table:number-columns-spanned="1" table:number-rows-spanned="2" table:style-name="ce10">
            <text:p>17</text:p>
          </table:table-cell>
          <table:table-cell table:number-columns-spanned="2" table:number-rows-spanned="2" table:style-name="ce11"/>
          <table:covered-table-cell/>
          <table:table-cell office:value-type="float" office:value="3" table:number-columns-spanned="1" table:number-rows-spanned="2" table:style-name="ce10">
            <text:p>3</text:p>
          </table:table-cell>
          <table:covered-table-cell/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/>
        </table:table-row>
        <table:table-row table:style-name="ro3">
          <table:table-cell table:number-columns-repeated="11" table:style-name="ce3"/>
          <table:table-cell table:number-columns-repeated="6" table:style-name="ce1"/>
          <table:table-cell office:value-type="float" office:value="0" table:number-columns-spanned="1" table:number-rows-spanned="2" table:style-name="ce10">
            <text:p>0</text:p>
          </table:table-cell>
          <table:covered-table-cell/>
          <table:covered-table-cell/>
          <table:covered-table-cell/>
          <table:covered-table-cell/>
          <table:table-cell office:value-type="float" office:value="14" table:number-columns-spanned="1" table:number-rows-spanned="2" table:style-name="ce10">
            <text:p>14</text:p>
          </table:table-cell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 table:style-name="ce1"/>
        </table:table-row>
        <table:table-row table:style-name="ro3">
          <table:table-cell table:number-columns-repeated="11" table:style-name="ce3"/>
          <table:table-cell table:number-columns-repeated="6" table:style-name="ce1"/>
          <table:covered-table-cell/>
          <table:table-cell office:value-type="float" office:value="1" table:style-name="ce9">
            <text:p>1</text:p>
          </table:table-cell>
          <table:table-cell office:value-type="float" office:value="2" table:number-columns-spanned="2" table:number-rows-spanned="1" table:style-name="ce10">
            <text:p>2</text:p>
          </table:table-cell>
          <table:covered-table-cell/>
          <table:table-cell office:value-type="float" office:value="10" table:style-name="ce9">
            <text:p>10</text:p>
          </table:table-cell>
          <table:covered-table-cell/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 table:style-name="ce1"/>
        </table:table-row>
        <table:table-row table:style-name="ro3">
          <table:table-cell table:number-columns-repeated="11" table:style-name="ce3"/>
          <table:table-cell table:number-columns-repeated="6" table:style-name="ce1"/>
          <table:table-cell office:value-type="float" office:value="6" table:style-name="ce9">
            <text:p>6</text:p>
          </table:table-cell>
          <table:table-cell office:value-type="float" office:value="7" table:number-columns-spanned="2" table:number-rows-spanned="1" table:style-name="ce10">
            <text:p>7</text:p>
          </table:table-cell>
          <table:covered-table-cell/>
          <table:table-cell office:value-type="float" office:value="8" table:number-columns-spanned="2" table:number-rows-spanned="1" table:style-name="ce10">
            <text:p>8</text:p>
          </table:table-cell>
          <table:covered-table-cell/>
          <table:table-cell office:value-type="float" office:value="9" table:style-name="ce9">
            <text:p>9</text:p>
          </table:table-cell>
          <table:table-cell table:number-columns-repeated="18" table:style-name="ce3"/>
          <table:table-cell table:style-name="ce1"/>
          <table:table-cell table:style-name="ce3"/>
          <table:table-cell table:number-columns-repeated="6" table:style-name="ce1"/>
          <table:table-cell table:number-columns-repeated="995" table:style-name="ce3"/>
          <table:table-cell table:number-columns-repeated="1534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icolas Bouffard</dc:creator>
    <meta:creation-date>2015-05-16T14:02:01Z</meta:creation-date>
    <dc:date>2015-05-18T00:02:01Z</dc:date>
    <meta:editing-cycles>8</meta:editing-cycles>
    <meta:editing-duration>PT2657S</meta:editing-duration>
  </office:meta>
</office:document-meta>
</file>